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1">
      <style:text-properties style:font-name="Arial"/>
    </style:style>
    <style:style style:name="P3" style:family="paragraph" style:parent-style-name="Text_20_body" style:list-style-name="L3">
      <style:text-properties style:font-name="Arial"/>
    </style:style>
    <style:style style:name="P4" style:family="paragraph" style:parent-style-name="Text_20_body" style:list-style-name="L4">
      <style:text-properties style:font-name="Arial"/>
    </style:style>
    <style:style style:name="P5" style:family="paragraph" style:parent-style-name="Text_20_body" style:list-style-name="L5">
      <style:text-properties style:font-name="Arial"/>
    </style:style>
    <style:style style:name="P6" style:family="paragraph" style:parent-style-name="Text_20_body" style:list-style-name="L6">
      <style:text-properties style:font-name="Arial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style:font-name="Arial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style:font-name="Arial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style:font-name="Arial"/>
    </style:style>
    <style:style style:name="P15" style:family="paragraph" style:parent-style-name="Text_20_body" style:list-style-name="L6">
      <style:paragraph-properties fo:margin-top="0cm" fo:margin-bottom="0cm" style:contextual-spacing="false"/>
      <style:text-properties style:font-name="Arial"/>
    </style:style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size="30pt" fo:font-weight="normal" style:font-size-asian="30pt" style:font-weight-asian="normal" style:font-size-complex="30pt" style:font-weight-complex="normal"/>
    </style:style>
    <style:style style:name="T5" style:family="text">
      <style:text-properties style:font-name="Arial" fo:font-size="25pt" fo:font-weight="normal" style:font-size-asian="25pt" style:font-weight-asian="normal" style:font-size-complex="25pt" style:font-weight-complex="normal"/>
    </style:style>
    <style:style style:name="T6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Arial" fo:font-size="17pt" fo:font-weight="normal" style:font-size-asian="17pt" style:font-weight-asian="normal" style:font-size-complex="17pt" style:font-weight-complex="normal"/>
    </style:style>
    <style:style style:name="T9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Arial" fo:font-size="18pt" style:font-size-asian="18pt" style:font-size-complex="18pt"/>
    </style:style>
    <style:style style:name="T12" style:family="text">
      <style:text-properties style:font-name="Arial" fo:font-size="19pt" fo:font-weight="normal" style:font-size-asian="19pt" style:font-weight-asian="normal" style:font-size-complex="19pt" style:font-weight-complex="normal"/>
    </style:style>
    <style:style style:name="T13" style:family="text">
      <style:text-properties style:font-name="Arial" fo:font-size="19pt" fo:font-weight="bold" style:font-size-asian="19pt" style:font-weight-asian="bold" style:font-size-complex="19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0">1. </text:span><text:span text:style-name="Strong_20_Emphasis"><text:span text:style-name="T11">Replika</text:span></text:span></text:h>
      <text:list xml:id="list2527102509" text:style-name="L4">
        <text:list-item>
          <text:p text:style-name="P16"><text:span text:style-name="Strong_20_Emphasis"><text:span text:style-name="T1">Aplicación</text:span></text:span><text:span text:style-name="T1">: Uso personal, disponible como app móvil y web.</text:span></text:p>
        </text:list-item>
        <text:list-item>
          <text:p text:style-name="P16"><text:span text:style-name="Strong_20_Emphasis"><text:span text:style-name="T1">Ventajas</text:span></text:span><text:span text:style-name="T1">:</text:span></text:p>
          <text:list>
            <text:list-item>
              <text:p text:style-name="P13">Enfocado en el bienestar emocional: Ofrece apoyo emocional y ayuda en el crecimiento personal.</text:p>
            </text:list-item>
            <text:list-item>
              <text:p text:style-name="P13">Personalización: Aprende de las interacciones y adapta su comportamiento al usuario.</text:p>
            </text:list-item>
            <text:list-item>
              <text:p text:style-name="P13">Uso gratuito con opciones avanzadas de pago.</text:p>
            </text:list-item>
          </text:list>
        </text:list-item>
        <text:list-item>
          <text:p text:style-name="P16"><text:span text:style-name="Strong_20_Emphasis"><text:span text:style-name="T1">Inconvenientes</text:span></text:span><text:span text:style-name="T1">:</text:span></text:p>
          <text:list>
            <text:list-item>
              <text:p text:style-name="P13">Puede no ser útil para interacciones complejas fuera del contexto emocional.</text:p>
            </text:list-item>
            <text:list-item>
              <text:p text:style-name="P13">No tiene integración con plataformas externas ni aplicaciones comerciales.</text:p>
            </text:list-item>
          </text:list>
        </text:list-item>
        <text:list-item>
          <text:p text:style-name="P16"><text:span text:style-name="Strong_20_Emphasis"><text:span text:style-name="T1">Limitaciones</text:span></text:span><text:span text:style-name="T1">:</text:span></text:p>
          <text:list>
            <text:list-item>
              <text:p text:style-name="P4">Funciona mejor en escenarios informales o de apoyo personal, pero no se recomienda para tareas empresariales o técnicas.</text:p>
            </text:list-item>
          </text:list>
        </text:list-item>
      </text:list>
      <text:h text:style-name="Heading_20_3" text:outline-level="3"><text:span text:style-name="T1">2. </text:span><text:span text:style-name="Strong_20_Emphasis"><text:span text:style-name="T1">Freshdesk Omni (Freshworks)</text:span></text:span></text:h>
      <text:list xml:id="list2560248426" text:style-name="L5">
        <text:list-item>
          <text:p text:style-name="P17"><text:span text:style-name="Strong_20_Emphasis"><text:span text:style-name="T1">Aplicación</text:span></text:span><text:span text:style-name="T1">: Empresas que buscan mejorar atención al cliente en canales como WhatsApp, Facebook Messenger y Apple Business Chat.</text:span></text:p>
        </text:list-item>
        <text:list-item>
          <text:p text:style-name="P17"><text:span text:style-name="Strong_20_Emphasis"><text:span text:style-name="T1">Ventajas</text:span></text:span><text:span text:style-name="T1">:</text:span></text:p>
          <text:list>
            <text:list-item>
              <text:p text:style-name="P14">Detecta intención de usuario y personaliza respuestas basándose en datos del CRM.</text:p>
            </text:list-item>
            <text:list-item>
              <text:p text:style-name="P14">Escalable para múltiples agentes con un plan gratuito limitado.</text:p>
            </text:list-item>
            <text:list-item>
              <text:p text:style-name="P14">Transferencia inteligente a agentes humanos según competencias y carga de trabajo.</text:p>
            </text:list-item>
          </text:list>
        </text:list-item>
        <text:list-item>
          <text:p text:style-name="P17"><text:span text:style-name="Strong_20_Emphasis"><text:span text:style-name="T1">Inconvenientes</text:span></text:span><text:span text:style-name="T1">:</text:span></text:p>
          <text:list>
            <text:list-item>
              <text:p text:style-name="P14">Costos elevados en planes avanzados.</text:p>
            </text:list-item>
            <text:list-item>
              <text:p text:style-name="P14">La configuración inicial requiere cierta inversión de tiempo y conocimientos técnicos.</text:p>
            </text:list-item>
          </text:list>
        </text:list-item>
        <text:list-item>
          <text:p text:style-name="P17"><text:span text:style-name="Strong_20_Emphasis"><text:span text:style-name="T1">Limitaciones</text:span></text:span><text:span text:style-name="T1">:</text:span></text:p>
          <text:list>
            <text:list-item>
              <text:p text:style-name="P5">Diseñado principalmente para servicio al cliente, menos efectivo para objetivos creativos o educativos.</text:p>
            </text:list-item>
          </text:list>
        </text:list-item>
      </text:list>
      <text:h text:style-name="Heading_20_3" text:outline-level="3"><text:span text:style-name="T1">3. </text:span><text:span text:style-name="Strong_20_Emphasis"><text:span text:style-name="T1">ChatBot.com</text:span></text:span></text:h>
      <text:list xml:id="list2239854114" text:style-name="L6">
        <text:list-item>
          <text:p text:style-name="P18"><text:span text:style-name="Strong_20_Emphasis"><text:span text:style-name="T1">Aplicación</text:span></text:span><text:span text:style-name="T1">: Empresas que necesitan chatbots personalizables para servicio al cliente y generación de leads.</text:span></text:p>
        </text:list-item>
        <text:list-item>
          <text:p text:style-name="P18"><text:span text:style-name="Strong_20_Emphasis"><text:span text:style-name="T1">Ventajas</text:span></text:span><text:span text:style-name="T1">:</text:span></text:p>
          <text:list>
            <text:list-item>
              <text:p text:style-name="P15">Creador sin código: Ideal para usuarios sin experiencia técnica.</text:p>
            </text:list-item>
            <text:list-item>
              <text:p text:style-name="P15">Integración con múltiples plataformas y personalización avanzada.</text:p>
            </text:list-item>
            <text:list-item>
              <text:p text:style-name="P15">Respuestas predefinidas confiables.</text:p>
            </text:list-item>
          </text:list>
        </text:list-item>
        <text:list-item>
          <text:p text:style-name="P18"><text:span text:style-name="Strong_20_Emphasis"><text:span text:style-name="T1">Inconvenientes</text:span></text:span><text:span text:style-name="T1">:</text:span></text:p>
          <text:list>
            <text:list-item>
              <text:p text:style-name="P15">Limitado en el manejo de consultas altamente complejas.</text:p>
            </text:list-item>
            <text:list-item>
              <text:p text:style-name="P15">Costos relativamente altos para pequeñas empresas.</text:p>
            </text:list-item>
          </text:list>
        </text:list-item>
        <text:list-item>
          <text:p text:style-name="P18"><text:span text:style-name="Strong_20_Emphasis"><text:span text:style-name="T1">Limitaciones</text:span></text:span><text:span text:style-name="T1">:</text:span></text:p>
          <text:list>
            <text:list-item>
              <text:p text:style-name="P6"><text:soft-page-break/>Más adecuado para necesidades específicas de negocios que para interacciones humanas profundas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4T20:26:24.860000000</meta:creation-date>
    <dc:date>2024-12-04T20:38:32.440000000</dc:date>
    <meta:editing-duration>PT23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33" meta:word-count="264" meta:character-count="1794" meta:non-whitespace-character-count="1593"/>
  </office:meta>
</office:document-meta>
</file>